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7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ategoria Masculina Iniciante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Ranking</text:p>
          </table:table-cell>
          <table:table-cell table:style-name="ce5" office:value-type="string" calcext:value-type="string" table:number-columns-spanned="1" table:number-rows-spanned="2">
            <text:p>Nome</text:p>
          </table:table-cell>
          <table:table-cell table:style-name="ce2" office:value-type="string" calcext:value-type="string">
            <text:p>Etapas</text:p>
          </table:table-cell>
          <table:table-cell table:style-name="ce2" office:value-type="string" calcext:value-type="string">
            <text:p>1ª Etapa</text:p>
          </table:table-cell>
          <table:table-cell table:style-name="ce2" office:value-type="string" calcext:value-type="string">
            <text:p>2ª Etapa</text:p>
          </table:table-cell>
          <table:table-cell table:style-name="ce2" office:value-type="string" calcext:value-type="string">
            <text:p>3ª Etapa</text:p>
          </table:table-cell>
          <table:table-cell table:style-name="ce2" office:value-type="string" calcext:value-type="string">
            <text:p>Pontos</text:p>
          </table:table-cell>
        </table:table-row>
        <table:table-row table:style-name="ro1">
          <table:table-cell table:style-name="ce2" office:value-type="string" calcext:value-type="string">
            <text:p>N2BT</text:p>
          </table:table-cell>
          <table:covered-table-cell table:style-name="ce2"/>
          <table:table-cell table:style-name="ce2" office:value-type="string" calcext:value-type="string">
            <text:p>Jogadas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Original</text:p>
          </table:table-cell>
          <table:table-cell table:style-name="ce2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Bergson Kildery</text:p>
          </table:table-cell>
          <table:table-cell table:style-name="ce8" table:formula="of:=SUM(IF([.D4]&lt;&gt;&quot;&quot;;1;0);IF([.E4]&lt;&gt;&quot;&quot;;1;0);IF([.F4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9" table:formula="of:=SUM([.D4];[.E4];[.F4])" office:value-type="float" office:value="100" calcext:value-type="float">
            <text:p/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Gianluca Sandi</text:p>
          </table:table-cell>
          <table:table-cell table:style-name="ce8" table:formula="of:=SUM(IF([.D5]&lt;&gt;&quot;&quot;;1;0);IF([.E5]&lt;&gt;&quot;&quot;;1;0);IF([.F5]&lt;&gt;&quot;&quot;;1;0))" office:value-type="float" office:value="1" calcext:value-type="float">
            <text:p/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2"/>
          <table:table-cell table:style-name="ce9" table:formula="of:=SUM([.D5];[.E5];[.F5])" office:value-type="float" office:value="100" calcext:value-type="float">
            <text:p/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Thiago Nogueira</text:p>
          </table:table-cell>
          <table:table-cell table:style-name="ce8" table:formula="of:=SUM(IF([.D6]&lt;&gt;&quot;&quot;;1;0);IF([.E6]&lt;&gt;&quot;&quot;;1;0);IF([.F6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9" table:formula="of:=SUM([.D6];[.E6];[.F6])" office:value-type="float" office:value="100" calcext:value-type="float">
            <text:p/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Thiago Roosevelt</text:p>
          </table:table-cell>
          <table:table-cell table:style-name="ce8" table:formula="of:=SUM(IF([.D7]&lt;&gt;&quot;&quot;;1;0);IF([.E7]&lt;&gt;&quot;&quot;;1;0);IF([.F7]&lt;&gt;&quot;&quot;;1;0))" office:value-type="float" office:value="1" calcext:value-type="float">
            <text:p/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2"/>
          <table:table-cell table:style-name="ce9" table:formula="of:=SUM([.D7];[.E7];[.F7])" office:value-type="float" office:value="100" calcext:value-type="float">
            <text:p/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Kleverton Pena Forte</text:p>
          </table:table-cell>
          <table:table-cell table:style-name="ce8" table:formula="of:=SUM(IF([.D8]&lt;&gt;&quot;&quot;;1;0);IF([.E8]&lt;&gt;&quot;&quot;;1;0);IF([.F8]&lt;&gt;&quot;&quot;;1;0))" office:value-type="float" office:value="2" calcext:value-type="float">
            <text:p/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8];[.E8];[.F8])" office:value-type="float" office:value="80" calcext:value-type="float">
            <text:p/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Thiago Sampaio</text:p>
          </table:table-cell>
          <table:table-cell table:style-name="ce8" table:formula="of:=SUM(IF([.D9]&lt;&gt;&quot;&quot;;1;0);IF([.E9]&lt;&gt;&quot;&quot;;1;0);IF([.F9]&lt;&gt;&quot;&quot;;1;0))" office:value-type="float" office:value="2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9];[.E9];[.F9])" office:value-type="float" office:value="80" calcext:value-type="float">
            <text:p/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Alan Vasconcelos</text:p>
          </table:table-cell>
          <table:table-cell table:style-name="ce8" table:formula="of:=SUM(IF([.D10]&lt;&gt;&quot;&quot;;1;0);IF([.E10]&lt;&gt;&quot;&quot;;1;0);IF([.F10]&lt;&gt;&quot;&quot;;1;0))" office:value-type="float" office:value="2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10];[.E10];[.F10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Deyckson Robert</text:p>
          </table:table-cell>
          <table:table-cell table:style-name="ce8" table:formula="of:=SUM(IF([.D11]&lt;&gt;&quot;&quot;;1;0);IF([.E11]&lt;&gt;&quot;&quot;;1;0);IF([.F11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6"/>
          <table:table-cell table:style-name="ce9" table:formula="of:=SUM([.D11];[.E11];[.F11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Rinaldo Dennis</text:p>
          </table:table-cell>
          <table:table-cell table:style-name="ce8" table:formula="of:=SUM(IF([.D12]&lt;&gt;&quot;&quot;;1;0);IF([.E12]&lt;&gt;&quot;&quot;;1;0);IF([.F12]&lt;&gt;&quot;&quot;;1;0))" office:value-type="float" office:value="1" calcext:value-type="float">
            <text:p/>
          </table:table-cell>
          <table:table-cell table:style-name="ce6" office:value-type="float" office:value="70" calcext:value-type="float">
            <text:p>70</text:p>
          </table:table-cell>
          <table:table-cell table:style-name="ce6" table:number-columns-repeated="2"/>
          <table:table-cell table:style-name="ce9" table:formula="of:=SUM([.D12];[.E12];[.F12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Thiago Vieira</text:p>
          </table:table-cell>
          <table:table-cell table:style-name="ce8" table:formula="of:=SUM(IF([.D13]&lt;&gt;&quot;&quot;;1;0);IF([.E13]&lt;&gt;&quot;&quot;;1;0);IF([.F13]&lt;&gt;&quot;&quot;;1;0))" office:value-type="float" office:value="1" calcext:value-type="float">
            <text:p/>
          </table:table-cell>
          <table:table-cell table:style-name="ce6" office:value-type="float" office:value="70" calcext:value-type="float">
            <text:p>70</text:p>
          </table:table-cell>
          <table:table-cell table:style-name="ce6" table:number-columns-repeated="2"/>
          <table:table-cell table:style-name="ce9" table:formula="of:=SUM([.D13];[.E13];[.F13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Vinicius Hill</text:p>
          </table:table-cell>
          <table:table-cell table:style-name="ce8" table:formula="of:=SUM(IF([.D14]&lt;&gt;&quot;&quot;;1;0);IF([.E14]&lt;&gt;&quot;&quot;;1;0);IF([.F14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6"/>
          <table:table-cell table:style-name="ce9" table:formula="of:=SUM([.D14];[.E14];[.F14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Bruno Almeida</text:p>
          </table:table-cell>
          <table:table-cell table:style-name="ce8" table:formula="of:=SUM(IF([.D15]&lt;&gt;&quot;&quot;;1;0);IF([.E15]&lt;&gt;&quot;&quot;;1;0);IF([.F15]&lt;&gt;&quot;&quot;;1;0))" office:value-type="float" office:value="2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15];[.E15];[.F15])" office:value-type="float" office:value="60" calcext:value-type="float">
            <text:p/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Diego Rego</text:p>
          </table:table-cell>
          <table:table-cell table:style-name="ce8" table:formula="of:=SUM(IF([.D16]&lt;&gt;&quot;&quot;;1;0);IF([.E16]&lt;&gt;&quot;&quot;;1;0);IF([.F16]&lt;&gt;&quot;&quot;;1;0))" office:value-type="float" office:value="2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16];[.E16];[.F16])" office:value-type="float" office:value="60" calcext:value-type="float">
            <text:p/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Rafael Pessoa</text:p>
          </table:table-cell>
          <table:table-cell table:style-name="ce8" table:formula="of:=SUM(IF([.D17]&lt;&gt;&quot;&quot;;1;0);IF([.E17]&lt;&gt;&quot;&quot;;1;0);IF([.F17]&lt;&gt;&quot;&quot;;1;0))" office:value-type="float" office:value="2" calcext:value-type="float">
            <text:p/>
          </table:table-cell>
          <table:table-cell table:number-columns-repeated="2"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17];[.E17];[.F17])" office:value-type="float" office:value="60" calcext:value-type="float">
            <text:p/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Ricardo Moura</text:p>
          </table:table-cell>
          <table:table-cell table:style-name="ce8" table:formula="of:=SUM(IF([.D18]&lt;&gt;&quot;&quot;;1;0);IF([.E18]&lt;&gt;&quot;&quot;;1;0);IF([.F18]&lt;&gt;&quot;&quot;;1;0))" office:value-type="float" office:value="2" calcext:value-type="float">
            <text:p/>
          </table:table-cell>
          <table:table-cell table:number-columns-repeated="2"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18];[.E18];[.F18])" office:value-type="float" office:value="6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Amilton Nogueira</text:p>
          </table:table-cell>
          <table:table-cell table:style-name="ce8" table:formula="of:=SUM(IF([.D19]&lt;&gt;&quot;&quot;;1;0);IF([.E19]&lt;&gt;&quot;&quot;;1;0);IF([.F19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9" table:formula="of:=SUM([.D19];[.E19];[.F19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André Luiz</text:p>
          </table:table-cell>
          <table:table-cell table:style-name="ce8" table:formula="of:=SUM(IF([.D20]&lt;&gt;&quot;&quot;;1;0);IF([.E20]&lt;&gt;&quot;&quot;;1;0);IF([.F20]&lt;&gt;&quot;&quot;;1;0))" office:value-type="float" office:value="2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20];[.E20];[.F20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Antonio Mendonça</text:p>
          </table:table-cell>
          <table:table-cell table:style-name="ce8" table:formula="of:=SUM(IF([.D21]&lt;&gt;&quot;&quot;;1;0);IF([.E21]&lt;&gt;&quot;&quot;;1;0);IF([.F21]&lt;&gt;&quot;&quot;;1;0))" office:value-type="float" office:value="1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2"/>
          <table:table-cell table:style-name="ce9" table:formula="of:=SUM([.D21];[.E21];[.F21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Áquila Leite</text:p>
          </table:table-cell>
          <table:table-cell table:style-name="ce8" table:formula="of:=SUM(IF([.D22]&lt;&gt;&quot;&quot;;1;0);IF([.E22]&lt;&gt;&quot;&quot;;1;0);IF([.F22]&lt;&gt;&quot;&quot;;1;0))" office:value-type="float" office:value="2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22];[.E22];[.F22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Breno Aguiar</text:p>
          </table:table-cell>
          <table:table-cell table:style-name="ce8" table:formula="of:=SUM(IF([.D23]&lt;&gt;&quot;&quot;;1;0);IF([.E23]&lt;&gt;&quot;&quot;;1;0);IF([.F23]&lt;&gt;&quot;&quot;;1;0))" office:value-type="float" office:value="2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23];[.E23];[.F23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Cleidson Eugênio</text:p>
          </table:table-cell>
          <table:table-cell table:style-name="ce8" table:formula="of:=SUM(IF([.D24]&lt;&gt;&quot;&quot;;1;0);IF([.E24]&lt;&gt;&quot;&quot;;1;0);IF([.F24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9" table:formula="of:=SUM([.D24];[.E24];[.F24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Davi Maciel</text:p>
          </table:table-cell>
          <table:table-cell table:style-name="ce8" table:formula="of:=SUM(IF([.D25]&lt;&gt;&quot;&quot;;1;0);IF([.E25]&lt;&gt;&quot;&quot;;1;0);IF([.F25]&lt;&gt;&quot;&quot;;1;0))" office:value-type="float" office:value="2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25];[.E25];[.F25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Edivar Filho</text:p>
          </table:table-cell>
          <table:table-cell table:style-name="ce8" table:formula="of:=SUM(IF([.D26]&lt;&gt;&quot;&quot;;1;0);IF([.E26]&lt;&gt;&quot;&quot;;1;0);IF([.F26]&lt;&gt;&quot;&quot;;1;0))" office:value-type="float" office:value="2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26];[.E26];[.F26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Francisco Laércio Jr.</text:p>
          </table:table-cell>
          <table:table-cell table:style-name="ce8" table:formula="of:=SUM(IF([.D27]&lt;&gt;&quot;&quot;;1;0);IF([.E27]&lt;&gt;&quot;&quot;;1;0);IF([.F27]&lt;&gt;&quot;&quot;;1;0))" office:value-type="float" office:value="2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27];[.E27];[.F27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João Gabriel Galvão</text:p>
          </table:table-cell>
          <table:table-cell table:style-name="ce8" table:formula="of:=SUM(IF([.D28]&lt;&gt;&quot;&quot;;1;0);IF([.E28]&lt;&gt;&quot;&quot;;1;0);IF([.F28]&lt;&gt;&quot;&quot;;1;0))" office:value-type="float" office:value="2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28];[.E28];[.F28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João Hélio</text:p>
          </table:table-cell>
          <table:table-cell table:style-name="ce8" table:formula="of:=SUM(IF([.D29]&lt;&gt;&quot;&quot;;1;0);IF([.E29]&lt;&gt;&quot;&quot;;1;0);IF([.F29]&lt;&gt;&quot;&quot;;1;0))" office:value-type="float" office:value="2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29];[.E29];[.F29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João Pedro Arraes</text:p>
          </table:table-cell>
          <table:table-cell table:style-name="ce8" table:formula="of:=SUM(IF([.D30]&lt;&gt;&quot;&quot;;1;0);IF([.E30]&lt;&gt;&quot;&quot;;1;0);IF([.F30]&lt;&gt;&quot;&quot;;1;0))" office:value-type="float" office:value="2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30];[.E30];[.F30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Lucas Abreu</text:p>
          </table:table-cell>
          <table:table-cell table:style-name="ce8" table:formula="of:=SUM(IF([.D31]&lt;&gt;&quot;&quot;;1;0);IF([.E31]&lt;&gt;&quot;&quot;;1;0);IF([.F31]&lt;&gt;&quot;&quot;;1;0))" office:value-type="float" office:value="2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31];[.E31];[.F31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Ricardo Bessa</text:p>
          </table:table-cell>
          <table:table-cell table:style-name="ce8" table:formula="of:=SUM(IF([.D32]&lt;&gt;&quot;&quot;;1;0);IF([.E32]&lt;&gt;&quot;&quot;;1;0);IF([.F32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9" table:formula="of:=SUM([.D32];[.E32];[.F32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Rodolfo Seródio</text:p>
          </table:table-cell>
          <table:table-cell table:style-name="ce8" table:formula="of:=SUM(IF([.D33]&lt;&gt;&quot;&quot;;1;0);IF([.E33]&lt;&gt;&quot;&quot;;1;0);IF([.F33]&lt;&gt;&quot;&quot;;1;0))" office:value-type="float" office:value="1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2"/>
          <table:table-cell table:style-name="ce9" table:formula="of:=SUM([.D33];[.E33];[.F33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Victor Almeida</text:p>
          </table:table-cell>
          <table:table-cell table:style-name="ce8" table:formula="of:=SUM(IF([.D34]&lt;&gt;&quot;&quot;;1;0);IF([.E34]&lt;&gt;&quot;&quot;;1;0);IF([.F34]&lt;&gt;&quot;&quot;;1;0))" office:value-type="float" office:value="1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2"/>
          <table:table-cell table:style-name="ce9" table:formula="of:=SUM([.D34];[.E34];[.F34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Vitor Wisllon</text:p>
          </table:table-cell>
          <table:table-cell table:style-name="ce8" table:formula="of:=SUM(IF([.D35]&lt;&gt;&quot;&quot;;1;0);IF([.E35]&lt;&gt;&quot;&quot;;1;0);IF([.F35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9" table:formula="of:=SUM([.D35];[.E35];[.F35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Aristides Pereira</text:p>
          </table:table-cell>
          <table:table-cell table:style-name="ce8" table:formula="of:=SUM(IF([.D36]&lt;&gt;&quot;&quot;;1;0);IF([.E36]&lt;&gt;&quot;&quot;;1;0);IF([.F36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36];[.E36];[.F36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Bernardo Moreira</text:p>
          </table:table-cell>
          <table:table-cell table:style-name="ce8" table:formula="of:=SUM(IF([.D37]&lt;&gt;&quot;&quot;;1;0);IF([.E37]&lt;&gt;&quot;&quot;;1;0);IF([.F37]&lt;&gt;&quot;&quot;;1;0))" office:value-type="float" office:value="2" calcext:value-type="float">
            <text:p/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37];[.E37];[.F37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Bruno Pordeus</text:p>
          </table:table-cell>
          <table:table-cell table:style-name="ce8" table:formula="of:=SUM(IF([.D38]&lt;&gt;&quot;&quot;;1;0);IF([.E38]&lt;&gt;&quot;&quot;;1;0);IF([.F38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38];[.E38];[.F38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David Lima</text:p>
          </table:table-cell>
          <table:table-cell table:style-name="ce8" table:formula="of:=SUM(IF([.D39]&lt;&gt;&quot;&quot;;1;0);IF([.E39]&lt;&gt;&quot;&quot;;1;0);IF([.F39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39];[.E39];[.F39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Emanuel Oliveira</text:p>
          </table:table-cell>
          <table:table-cell table:style-name="ce8" table:formula="of:=SUM(IF([.D40]&lt;&gt;&quot;&quot;;1;0);IF([.E40]&lt;&gt;&quot;&quot;;1;0);IF([.F40]&lt;&gt;&quot;&quot;;1;0))" office:value-type="float" office:value="2" calcext:value-type="float">
            <text:p/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40];[.E40];[.F40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Felipe Brígido</text:p>
          </table:table-cell>
          <table:table-cell table:style-name="ce8" table:formula="of:=SUM(IF([.D41]&lt;&gt;&quot;&quot;;1;0);IF([.E41]&lt;&gt;&quot;&quot;;1;0);IF([.F41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41];[.E41];[.F41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Felipe Monteiro</text:p>
          </table:table-cell>
          <table:table-cell table:style-name="ce8" table:formula="of:=SUM(IF([.D42]&lt;&gt;&quot;&quot;;1;0);IF([.E42]&lt;&gt;&quot;&quot;;1;0);IF([.F42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42];[.E42];[.F42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Haydne Neto</text:p>
          </table:table-cell>
          <table:table-cell table:style-name="ce8" table:formula="of:=SUM(IF([.D43]&lt;&gt;&quot;&quot;;1;0);IF([.E43]&lt;&gt;&quot;&quot;;1;0);IF([.F43]&lt;&gt;&quot;&quot;;1;0))" office:value-type="float" office:value="2" calcext:value-type="float">
            <text:p/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43];[.E43];[.F43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Leandro Oliveira</text:p>
          </table:table-cell>
          <table:table-cell table:style-name="ce8" table:formula="of:=SUM(IF([.D44]&lt;&gt;&quot;&quot;;1;0);IF([.E44]&lt;&gt;&quot;&quot;;1;0);IF([.F44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44];[.E44];[.F44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Leandro Pereira</text:p>
          </table:table-cell>
          <table:table-cell table:style-name="ce8" table:formula="of:=SUM(IF([.D45]&lt;&gt;&quot;&quot;;1;0);IF([.E45]&lt;&gt;&quot;&quot;;1;0);IF([.F45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45];[.E45];[.F45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Leandro Sbrissa</text:p>
          </table:table-cell>
          <table:table-cell table:style-name="ce8" table:formula="of:=SUM(IF([.D46]&lt;&gt;&quot;&quot;;1;0);IF([.E46]&lt;&gt;&quot;&quot;;1;0);IF([.F46]&lt;&gt;&quot;&quot;;1;0))" office:value-type="float" office:value="2" calcext:value-type="float">
            <text:p/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46];[.E46];[.F46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Max Douglas</text:p>
          </table:table-cell>
          <table:table-cell table:style-name="ce8" table:formula="of:=SUM(IF([.D47]&lt;&gt;&quot;&quot;;1;0);IF([.E47]&lt;&gt;&quot;&quot;;1;0);IF([.F47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47];[.E47];[.F47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Paulo Matheus</text:p>
          </table:table-cell>
          <table:table-cell table:style-name="ce8" table:formula="of:=SUM(IF([.D48]&lt;&gt;&quot;&quot;;1;0);IF([.E48]&lt;&gt;&quot;&quot;;1;0);IF([.F48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48];[.E48];[.F48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Renato Silva</text:p>
          </table:table-cell>
          <table:table-cell table:style-name="ce8" table:formula="of:=SUM(IF([.D49]&lt;&gt;&quot;&quot;;1;0);IF([.E49]&lt;&gt;&quot;&quot;;1;0);IF([.F49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49];[.E49];[.F49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Wanderson Garcia</text:p>
          </table:table-cell>
          <table:table-cell table:style-name="ce8" table:formula="of:=SUM(IF([.D50]&lt;&gt;&quot;&quot;;1;0);IF([.E50]&lt;&gt;&quot;&quot;;1;0);IF([.F50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50];[.E50];[.F50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Bruno Dantas</text:p>
          </table:table-cell>
          <table:table-cell table:style-name="ce8" table:formula="of:=SUM(IF([.D51]&lt;&gt;&quot;&quot;;1;0);IF([.E51]&lt;&gt;&quot;&quot;;1;0);IF([.F51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51];[.E51];[.F51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Carlos Humberto</text:p>
          </table:table-cell>
          <table:table-cell table:style-name="ce8" table:formula="of:=SUM(IF([.D52]&lt;&gt;&quot;&quot;;1;0);IF([.E52]&lt;&gt;&quot;&quot;;1;0);IF([.F52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52];[.E52];[.F52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Felipe Lima</text:p>
          </table:table-cell>
          <table:table-cell table:style-name="ce8" table:formula="of:=SUM(IF([.D53]&lt;&gt;&quot;&quot;;1;0);IF([.E53]&lt;&gt;&quot;&quot;;1;0);IF([.F53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53];[.E53];[.F53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Kelvin Franca</text:p>
          </table:table-cell>
          <table:table-cell table:style-name="ce8" table:formula="of:=SUM(IF([.D54]&lt;&gt;&quot;&quot;;1;0);IF([.E54]&lt;&gt;&quot;&quot;;1;0);IF([.F54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54];[.E54];[.F54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Lucas Dantas</text:p>
          </table:table-cell>
          <table:table-cell table:style-name="ce8" table:formula="of:=SUM(IF([.D55]&lt;&gt;&quot;&quot;;1;0);IF([.E55]&lt;&gt;&quot;&quot;;1;0);IF([.F55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55];[.E55];[.F55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Lucca Moura</text:p>
          </table:table-cell>
          <table:table-cell table:style-name="ce8" table:formula="of:=SUM(IF([.D56]&lt;&gt;&quot;&quot;;1;0);IF([.E56]&lt;&gt;&quot;&quot;;1;0);IF([.F56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56];[.E56];[.F56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Luciano </text:p>
          </table:table-cell>
          <table:table-cell table:style-name="ce8" table:formula="of:=SUM(IF([.D57]&lt;&gt;&quot;&quot;;1;0);IF([.E57]&lt;&gt;&quot;&quot;;1;0);IF([.F57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57];[.E57];[.F57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Raphael Soares</text:p>
          </table:table-cell>
          <table:table-cell table:style-name="ce8" table:formula="of:=SUM(IF([.D58]&lt;&gt;&quot;&quot;;1;0);IF([.E58]&lt;&gt;&quot;&quot;;1;0);IF([.F58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58];[.E58];[.F58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Ricardo Gurgel</text:p>
          </table:table-cell>
          <table:table-cell table:style-name="ce8" table:formula="of:=SUM(IF([.D59]&lt;&gt;&quot;&quot;;1;0);IF([.E59]&lt;&gt;&quot;&quot;;1;0);IF([.F59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59];[.E59];[.F59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Rodrigo Benevides</text:p>
          </table:table-cell>
          <table:table-cell table:style-name="ce8" table:formula="of:=SUM(IF([.D60]&lt;&gt;&quot;&quot;;1;0);IF([.E60]&lt;&gt;&quot;&quot;;1;0);IF([.F60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60];[.E60];[.F60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Vicente Aciole</text:p>
          </table:table-cell>
          <table:table-cell table:style-name="ce8" table:formula="of:=SUM(IF([.D61]&lt;&gt;&quot;&quot;;1;0);IF([.E61]&lt;&gt;&quot;&quot;;1;0);IF([.F61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9" table:formula="of:=SUM([.D61];[.E61];[.F61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Yvon Saymon</text:p>
          </table:table-cell>
          <table:table-cell table:style-name="ce8" table:formula="of:=SUM(IF([.D62]&lt;&gt;&quot;&quot;;1;0);IF([.E62]&lt;&gt;&quot;&quot;;1;0);IF([.F62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62];[.E62];[.F62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Davi Torres</text:p>
          </table:table-cell>
          <table:table-cell table:style-name="ce8" table:formula="of:=SUM(IF([.D63]&lt;&gt;&quot;&quot;;1;0);IF([.E63]&lt;&gt;&quot;&quot;;1;0);IF([.F63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9" table:formula="of:=SUM([.D63];[.E63];[.F63])" office:value-type="float" office:value="25" calcext:value-type="float">
            <text:p/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Iago Dantas</text:p>
          </table:table-cell>
          <table:table-cell table:style-name="ce8" table:formula="of:=SUM(IF([.D64]&lt;&gt;&quot;&quot;;1;0);IF([.E64]&lt;&gt;&quot;&quot;;1;0);IF([.F64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9" table:formula="of:=SUM([.D64];[.E64];[.F64])" office:value-type="float" office:value="25" calcext:value-type="float">
            <text:p/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Lucas Ximenes</text:p>
          </table:table-cell>
          <table:table-cell table:style-name="ce8" table:formula="of:=SUM(IF([.D65]&lt;&gt;&quot;&quot;;1;0);IF([.E65]&lt;&gt;&quot;&quot;;1;0);IF([.F65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9" table:formula="of:=SUM([.D65];[.E65];[.F65])" office:value-type="float" office:value="25" calcext:value-type="float">
            <text:p/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Ronaldo Holanda</text:p>
          </table:table-cell>
          <table:table-cell table:style-name="ce8" table:formula="of:=SUM(IF([.D66]&lt;&gt;&quot;&quot;;1;0);IF([.E66]&lt;&gt;&quot;&quot;;1;0);IF([.F66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9" table:formula="of:=SUM([.D66];[.E66];[.F66])" office:value-type="float" office:value="25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Afrânio Cesar</text:p>
          </table:table-cell>
          <table:table-cell table:style-name="ce8" table:formula="of:=SUM(IF([.D67]&lt;&gt;&quot;&quot;;1;0);IF([.E67]&lt;&gt;&quot;&quot;;1;0);IF([.F67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7];[.E67];[.F67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André Marques</text:p>
          </table:table-cell>
          <table:table-cell table:style-name="ce8" table:formula="of:=SUM(IF([.D68]&lt;&gt;&quot;&quot;;1;0);IF([.E68]&lt;&gt;&quot;&quot;;1;0);IF([.F68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8];[.E68];[.F68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Antonio Heitor</text:p>
          </table:table-cell>
          <table:table-cell table:style-name="ce8" table:formula="of:=SUM(IF([.D69]&lt;&gt;&quot;&quot;;1;0);IF([.E69]&lt;&gt;&quot;&quot;;1;0);IF([.F69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9];[.E69];[.F69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Bruno Beachann</text:p>
          </table:table-cell>
          <table:table-cell table:style-name="ce8" table:formula="of:=SUM(IF([.D70]&lt;&gt;&quot;&quot;;1;0);IF([.E70]&lt;&gt;&quot;&quot;;1;0);IF([.F70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70];[.E70];[.F70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Darlan Costa</text:p>
          </table:table-cell>
          <table:table-cell table:style-name="ce8" table:formula="of:=SUM(IF([.D71]&lt;&gt;&quot;&quot;;1;0);IF([.E71]&lt;&gt;&quot;&quot;;1;0);IF([.F71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71];[.E71];[.F71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David Moreira</text:p>
          </table:table-cell>
          <table:table-cell table:style-name="ce8" table:formula="of:=SUM(IF([.D72]&lt;&gt;&quot;&quot;;1;0);IF([.E72]&lt;&gt;&quot;&quot;;1;0);IF([.F72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2];[.E72];[.F72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David Nicolas Rodrigues</text:p>
          </table:table-cell>
          <table:table-cell table:style-name="ce8" table:formula="of:=SUM(IF([.D73]&lt;&gt;&quot;&quot;;1;0);IF([.E73]&lt;&gt;&quot;&quot;;1;0);IF([.F73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3];[.E73];[.F73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David Solon</text:p>
          </table:table-cell>
          <table:table-cell table:style-name="ce8" table:formula="of:=SUM(IF([.D74]&lt;&gt;&quot;&quot;;1;0);IF([.E74]&lt;&gt;&quot;&quot;;1;0);IF([.F74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4];[.E74];[.F74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Geovani Matos</text:p>
          </table:table-cell>
          <table:table-cell table:style-name="ce8" table:formula="of:=SUM(IF([.D75]&lt;&gt;&quot;&quot;;1;0);IF([.E75]&lt;&gt;&quot;&quot;;1;0);IF([.F75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5];[.E75];[.F75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Giuseppe Vergano</text:p>
          </table:table-cell>
          <table:table-cell table:style-name="ce8" table:formula="of:=SUM(IF([.D76]&lt;&gt;&quot;&quot;;1;0);IF([.E76]&lt;&gt;&quot;&quot;;1;0);IF([.F76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76];[.E76];[.F76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Gustavo Antunes</text:p>
          </table:table-cell>
          <table:table-cell table:style-name="ce8" table:formula="of:=SUM(IF([.D77]&lt;&gt;&quot;&quot;;1;0);IF([.E77]&lt;&gt;&quot;&quot;;1;0);IF([.F77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7];[.E77];[.F77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Igor de Alcantara Cruz</text:p>
          </table:table-cell>
          <table:table-cell table:style-name="ce8" table:formula="of:=SUM(IF([.D78]&lt;&gt;&quot;&quot;;1;0);IF([.E78]&lt;&gt;&quot;&quot;;1;0);IF([.F78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8];[.E78];[.F78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João Thomas</text:p>
          </table:table-cell>
          <table:table-cell table:style-name="ce8" table:formula="of:=SUM(IF([.D79]&lt;&gt;&quot;&quot;;1;0);IF([.E79]&lt;&gt;&quot;&quot;;1;0);IF([.F79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79];[.E79];[.F79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Johnattan Xavier</text:p>
          </table:table-cell>
          <table:table-cell table:style-name="ce8" table:formula="of:=SUM(IF([.D80]&lt;&gt;&quot;&quot;;1;0);IF([.E80]&lt;&gt;&quot;&quot;;1;0);IF([.F80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80];[.E80];[.F80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Kelvin Albuquerque</text:p>
          </table:table-cell>
          <table:table-cell table:style-name="ce8" table:formula="of:=SUM(IF([.D81]&lt;&gt;&quot;&quot;;1;0);IF([.E81]&lt;&gt;&quot;&quot;;1;0);IF([.F81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81];[.E81];[.F81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Marcelo Rebouças</text:p>
          </table:table-cell>
          <table:table-cell table:style-name="ce8" table:formula="of:=SUM(IF([.D82]&lt;&gt;&quot;&quot;;1;0);IF([.E82]&lt;&gt;&quot;&quot;;1;0);IF([.F82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2];[.E82];[.F82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Nilson Benicio</text:p>
          </table:table-cell>
          <table:table-cell table:style-name="ce8" table:formula="of:=SUM(IF([.D83]&lt;&gt;&quot;&quot;;1;0);IF([.E83]&lt;&gt;&quot;&quot;;1;0);IF([.F83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3];[.E83];[.F83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Paulo Cesar</text:p>
          </table:table-cell>
          <table:table-cell table:style-name="ce8" table:formula="of:=SUM(IF([.D84]&lt;&gt;&quot;&quot;;1;0);IF([.E84]&lt;&gt;&quot;&quot;;1;0);IF([.F84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84];[.E84];[.F84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Paulo Vasconcelos</text:p>
          </table:table-cell>
          <table:table-cell table:style-name="ce8" table:formula="of:=SUM(IF([.D85]&lt;&gt;&quot;&quot;;1;0);IF([.E85]&lt;&gt;&quot;&quot;;1;0);IF([.F85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5];[.E85];[.F85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Raimundo João</text:p>
          </table:table-cell>
          <table:table-cell table:style-name="ce8" table:formula="of:=SUM(IF([.D86]&lt;&gt;&quot;&quot;;1;0);IF([.E86]&lt;&gt;&quot;&quot;;1;0);IF([.F86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6];[.E86];[.F86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Redinson Silva</text:p>
          </table:table-cell>
          <table:table-cell table:style-name="ce8" table:formula="of:=SUM(IF([.D87]&lt;&gt;&quot;&quot;;1;0);IF([.E87]&lt;&gt;&quot;&quot;;1;0);IF([.F87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7];[.E87];[.F87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Rohan Oliveira</text:p>
          </table:table-cell>
          <table:table-cell table:style-name="ce8" table:formula="of:=SUM(IF([.D88]&lt;&gt;&quot;&quot;;1;0);IF([.E88]&lt;&gt;&quot;&quot;;1;0);IF([.F88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88];[.E88];[.F88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Thiago Romulo</text:p>
          </table:table-cell>
          <table:table-cell table:style-name="ce8" table:formula="of:=SUM(IF([.D89]&lt;&gt;&quot;&quot;;1;0);IF([.E89]&lt;&gt;&quot;&quot;;1;0);IF([.F89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9];[.E89];[.F89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Tony Martins</text:p>
          </table:table-cell>
          <table:table-cell table:style-name="ce8" table:formula="of:=SUM(IF([.D90]&lt;&gt;&quot;&quot;;1;0);IF([.E90]&lt;&gt;&quot;&quot;;1;0);IF([.F90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90];[.E90];[.F90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Victor Aguiar</text:p>
          </table:table-cell>
          <table:table-cell table:style-name="ce8" table:formula="of:=SUM(IF([.D91]&lt;&gt;&quot;&quot;;1;0);IF([.E91]&lt;&gt;&quot;&quot;;1;0);IF([.F91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91];[.E91];[.F91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Vinicius Gouveia</text:p>
          </table:table-cell>
          <table:table-cell table:style-name="ce8" table:formula="of:=SUM(IF([.D92]&lt;&gt;&quot;&quot;;1;0);IF([.E92]&lt;&gt;&quot;&quot;;1;0);IF([.F92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92];[.E92];[.F92])" office:value-type="float" office:value="20" calcext:value-type="float">
            <text:p/>
          </table:table-cell>
        </table:table-row>
        <table:table-row table:style-name="ro1" table:number-rows-repeated="104848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1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2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3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4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number number:decimal-places="0" number:min-integer-digits="1" number:grouping="true"/>
      <number:text> </number:text>
    </number:number-style>
    <number:number-style style:name="N10145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number:min-integer-digits="1" number:grouping="true"/>
      <number:text> </number:text>
    </number:number-style>
    <number:number-style style:name="N10146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2" number:min-integer-digits="1" number:grouping="true"/>
      <number:text> </number:text>
    </number:number-style>
    <number:number-style style:name="N10147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number:min-integer-digits="1" number:grouping="true"/>
      <number:text> </number:text>
    </number:number-style>
    <number:number-style style:name="N10148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49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9P2" style:volatile="true" number:language="pt" number:country="BR">
      <number:text> </number:text>
      <loext:fill-character> </loext:fill-character>
      <number:text>- </number:text>
    </number:number-style>
    <number:text-style style:name="N10149" number:language="pt" number:country="B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pt" number:country="BR">
      <number:text> R$ </number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2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0/00/0000</text:date>, <text:time style:data-style-name="N2" text:time-value="09:57:07.52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09:41:25.372000000</meta:creation-date>
    <dc:date>2022-09-22T10:01:59.310000000</dc:date>
    <meta:editing-duration>P0D</meta:editing-duration>
    <meta:editing-cycles>2</meta:editing-cycles>
    <meta:generator>LibreOffice/4.2.2.1$Windows_x86 LibreOffice_project/3be8cda0bddd8e430d8cda1ebfd581265cca5a0f</meta:generator>
    <meta:document-statistic meta:table-count="1" meta:cell-count="478" meta:object-count="0"/>
  </office:meta>
</office:document-meta>
</file>